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1cm" fo:min-width="0cm"/>
    </style:style>
    <style:style style:name="gr6" style:family="graphic" style:parent-style-name="standard">
      <style:graphic-properties draw:stroke="none" svg:stroke-color="#000000" draw:fill="none" draw:fill-color="#ffffff" fo:min-height="1.368cm"/>
    </style:style>
    <style:style style:name="P1" style:family="paragraph">
      <style:paragraph-properties fo:text-align="center"/>
    </style:style>
    <style:style style:name="P2" style:family="paragraph">
      <style:text-properties fo:color="#c5000b"/>
    </style:style>
    <style:style style:name="P3" style:family="paragraph">
      <style:text-properties fo:color="#c5000b" fo:font-size="32pt" style:font-size-asian="32pt" style:font-size-complex="32pt"/>
    </style:style>
    <style:style style:name="P4" style:family="paragraph">
      <style:text-properties fo:color="#ffffff" fo:font-size="24pt" style:font-size-asian="24pt" style:font-size-complex="24pt"/>
    </style:style>
    <style:style style:name="T1" style:family="text">
      <style:text-properties fo:color="#c5000b" style:font-name="Symbol" fo:font-size="32pt" style:font-name-asian="Symbol" style:font-size-asian="32pt" style:font-name-complex="Symbol" style:font-size-complex="32pt"/>
    </style:style>
    <style:style style:name="T2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3" draw:text-style-name="P1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3" draw:text-style-name="P1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4" draw:text-style-name="P1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2" draw:text-style-name="P1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4" draw:text-style-name="P1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4" draw:text-style-name="P1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3" draw:text-style-name="P1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3" draw:text-style-name="P1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3" draw:text-style-name="P1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3" draw:text-style-name="P1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2" draw:text-style-name="P1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1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3" draw:text-style-name="P1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4" draw:text-style-name="P1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9.079cm" svg:y="1.60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0.279cm" svg:y="1.60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1.479cm" svg:y="1.60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09cm" svg:height="1.728cm" svg:x="13.627cm" svg:y="1.076cm">
          <draw:text-box>
            <text:p text:style-name="P2"><text:span text:style-name="T1">14</text:span></text:p>
          </draw:text-box>
        </draw:frame>
        <draw:frame draw:style-name="gr6" draw:text-style-name="P4" draw:layer="layout" svg:width="5.539cm" svg:height="1.618cm" svg:x="16.121cm" svg:y="1.402cm">
          <draw:text-box>
            <text:p text:style-name="P4"><text:span text:style-name="T2">T({2,7,6}, 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6-08-22T02:12:42.969002774</dc:date>
    <dc:creator>elucterio </dc:creator>
    <meta:editing-duration>PT5H28M37S</meta:editing-duration>
    <meta:editing-cycles>12</meta:editing-cycles>
    <meta:generator>LibreOffice/4.2.8.2$Linux_X86_64 LibreOffice_project/420m0$Build-2</meta:generator>
    <meta:document-statistic meta:object-count="32"/>
  </office:meta>
</office:document-meta>
</file>